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lder_adults</text:p>
          </table:table-cell>
          <table:table-cell office:value-type="string" calcext:value-type="string">
            <text:p>younger_adult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32:25.026077283</meta:creation-date>
    <dc:date>2019-02-27T11:34:39.285381289</dc:date>
    <meta:editing-duration>PT2M14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